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d9fb" officeooo:paragraph-rsid="0012d9fb"/>
    </style:style>
    <style:style style:name="P2" style:family="paragraph" style:parent-style-name="Standard">
      <style:text-properties officeooo:rsid="00138d5d" officeooo:paragraph-rsid="00138d5d"/>
    </style:style>
    <style:style style:name="P3" style:family="paragraph" style:parent-style-name="Standard">
      <style:text-properties officeooo:rsid="0016d39b" officeooo:paragraph-rsid="0016d39b"/>
    </style:style>
    <style:style style:name="P4" style:family="paragraph" style:parent-style-name="Standard">
      <style:text-properties officeooo:rsid="0018e2a8" officeooo:paragraph-rsid="0018e2a8"/>
    </style:style>
    <style:style style:name="P5" style:family="paragraph" style:parent-style-name="Standard">
      <style:text-properties officeooo:rsid="00176736" officeooo:paragraph-rsid="0018e2a8"/>
    </style:style>
    <style:style style:name="P6" style:family="paragraph" style:parent-style-name="Standard">
      <style:text-properties officeooo:rsid="001a6efa" officeooo:paragraph-rsid="001a6efa"/>
    </style:style>
    <style:style style:name="P7" style:family="paragraph" style:parent-style-name="Standard">
      <style:text-properties officeooo:rsid="001aeb3d" officeooo:paragraph-rsid="001aeb3d"/>
    </style:style>
    <style:style style:name="P8" style:family="paragraph" style:parent-style-name="Standard">
      <style:text-properties officeooo:rsid="001aeb3d" officeooo:paragraph-rsid="001ed31a"/>
    </style:style>
    <style:style style:name="P9" style:family="paragraph" style:parent-style-name="Standard">
      <style:text-properties officeooo:rsid="001c2b91" officeooo:paragraph-rsid="001c2b91"/>
    </style:style>
    <style:style style:name="P10" style:family="paragraph" style:parent-style-name="Standard">
      <style:text-properties fo:font-weight="bold" officeooo:rsid="001a6efa" officeooo:paragraph-rsid="001a6efa" style:font-weight-asian="bold" style:font-weight-complex="bold"/>
    </style:style>
    <style:style style:name="P11" style:family="paragraph" style:parent-style-name="Standard">
      <style:text-properties fo:font-weight="bold" officeooo:rsid="001aeb3d" officeooo:paragraph-rsid="001aeb3d" style:font-weight-asian="bold" style:font-weight-complex="bold"/>
    </style:style>
    <style:style style:name="P12" style:family="paragraph" style:parent-style-name="Standard">
      <style:text-properties fo:font-weight="bold" officeooo:rsid="001c2b91" officeooo:paragraph-rsid="001c2b91" style:font-weight-asian="bold" style:font-weight-complex="bold"/>
    </style:style>
    <style:style style:name="T1" style:family="text">
      <style:text-properties officeooo:rsid="0014ae0b"/>
    </style:style>
    <style:style style:name="T2" style:family="text">
      <style:text-properties officeooo:rsid="0015dc8d"/>
    </style:style>
    <style:style style:name="T3" style:family="text">
      <style:text-properties officeooo:rsid="0016d39b"/>
    </style:style>
    <style:style style:name="T4" style:family="text">
      <style:text-properties officeooo:rsid="0017301a"/>
    </style:style>
    <style:style style:name="T5" style:family="text">
      <style:text-properties officeooo:rsid="0017cde7"/>
    </style:style>
    <style:style style:name="T6" style:family="text">
      <style:text-properties officeooo:rsid="001aeb3d"/>
    </style:style>
    <style:style style:name="T7" style:family="text">
      <style:text-properties officeooo:rsid="001c2b91"/>
    </style:style>
    <style:style style:name="T8" style:family="text">
      <style:text-properties fo:font-weight="bold" style:font-weight-asian="bold" style:font-weight-complex="bold"/>
    </style:style>
    <style:style style:name="T9" style:family="text">
      <style:text-properties fo:font-weight="bold" officeooo:rsid="001e292a"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292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dravo svima moje ime je Dimitrije i danas zajedno sa kolegama Sandrom, Majom i Matijom ćemo ispričati o načinima debagovanja u programskom jeziku Python. </text:p>
      <text:p text:style-name="P1">Proćićemo kroz teme kao što su opšte tehnike debagovanja, korišćenje PDB debagera i okruženja PyCharm za debagovanje Python programa.</text:p>
      <text:p text:style-name="P1">Pre nego što krenemo da pričamo o tehnikama debagovanja da prvo kažemo šta je debagovanje. Debagovanje je proces pronalaženja i otklanjanja grešaka u programu. Greške pri programiranju se svima dešavaju bilo da smo iskusni programer ili programirmo duži niz godina. Niko nije savršen greške pravimo svi. Samo debagovanje podrazumeva da znamo kako naš program treba da radi, da uočimo da je do greške došlo, lociramo mesto greške i otklonimo grešku.</text:p>
      <text:p text:style-name="P2"/>
      <text:p text:style-name="P2">Prvo ćemo vam prikazati kako se rešavaju sintaksne greške u Python-u . Ovde imam jedan jednostavan program koji sadrži funkciju koja treba da ispiše broj indeksa studenta za zadato ime studenta. Izvršavanjem ovog programa dobijemo naredni ispis. Vidimo da se program nije izvršio i da je došlo do greške. Sam ispis koji je prevodilac ispisao nazivamo poruka o grešci. Ona sadrži<text:span text:style-name="T1"> sledeće informacije koje su</text:span> tip greške<text:span text:style-name="T1"> koja kod nas jeste SyntaxError</text:span>, opis greške<text:span text:style-name="T1"> da nije validna sintaksa</text:span> i traceback<text:span text:style-name="T1"> gde se može naći tačno gde je došlo do greške</text:span>.<text:span text:style-name="T1"> U tracebacku <text:s/>se ispiuje segment programa gde je došlo do greške, broj linije greške kao i niz funkcija koje su pozvane da bi stiglo do linije sa greškom. Tip greške jeste zapravo tip izuzetka, u Pajtonu postoje 47 različitih izuzetaka. SyntaxError kao i IndentionError predstavljaju greške koje se najlakše debaguju. Neki izuzezci se ne mogu izbeći, na primer ako učitavamo neki fajl koji ne postoji, možda ga je neko u međuvremenu izbrisao u tom slučaju dolazi do FileNotFoundError. Takve izuzetke je najbolje reagovati <text:s/>hvatanjem izuzetaka korišćenjem try except bloka. Takodje treba napomenuti da se ne treba stavljati pass unutar except bloka i na takav način zaobići da ne dođe do izuzetka. <text:s/>Ako naš program ne izbacuje izuzetak ali ne radi kako treba onda takve greške nazivamo semantickim greskama. </text:span><text:s/><text:span text:style-name="T2">Takve greške je teže debagovati jer nemamo nikakvu informaciju od prevodioca, jedina informacija koju imamo jeste da program ne radi kako treba.</text:span></text:p>
      <text:p text:style-name="P2"/>
      <text:p text:style-name="P2"/>
      <text:p text:style-name="P2"/>
      <text:p text:style-name="P4">Sandra:</text:p>
      <text:p text:style-name="P2"><text:span text:style-name="T3">Sledeće na radu nam je naučni pristup debagovanju. On p</text:span>redstavlja formalan pristup pronalaženju problema koji je zasnovan na sledećim koracima:</text:p>
      <text:p text:style-name="P2">1. Posmatraj</text:p>
      <text:p text:style-name="P2">2. Napravi hipotezu</text:p>
      <text:p text:style-name="P2">3. Predvidi</text:p>
      <text:p text:style-name="P2">4. Testiraj</text:p>
      <text:p text:style-name="P2">5. Zaključi</text:p>
      <text:p text:style-name="P3">Prvo posmatramo naš kod I program da bi zapazili bag. Na osnovu uočenog ponašanja pravimo neku hipotezu o tome šta se dešava iza scene što izaziva taj bag. Tu hipotezu dalje treba da ispitamo nekim eksperimentom. To mozemo raditi nekom funkcijom ili dodavanjem nekog ispisa ili slicno. Na osnovu postavljene hipoteze, predviđamo šta će da se desi sa programom ako je ona tačna. Zatim program puštamo da radi, tj izvršavamo eksperiment. Ako se rezultat eksperimenta poklapa sa očekivanim , našli smo rešenje, <text:span text:style-name="T4">tj izvor baga</text:span>. U suprotnom, vraćamo se na korak 2 ,I, ili malo menjamo hipotezu, ili postavljamo potpuno novu I idemo dalje po koracima. Ovo nastavljamo dok ne dođemo do rešenja.</text:p>
      <text:p text:style-name="P2">Da bi efikasno primenili ovaj način debagovanja, potrebno je</text:p>
      <text:p text:style-name="P2">da dobro vladamo tehnikama reprodukcije grešaka,</text:p>
      <text:p text:style-name="P2">automatizacijom i izolacijom grešaka, <text:span text:style-name="T3">tj, da mozemo namerno ili sami ili preko programa da izazovemo bag. </text:span>kao i da metodu ne</text:p>
      <text:p text:style-name="P2">primenjujemo za ”lake”greške, <text:span text:style-name="T3">greške koje sami možemo da nađemo ako se skoncentrišemo na kod.</text:span></text:p>
      <text:p text:style-name="P2"><text:soft-page-break/>Print je jednostavna, ali moćna metoda za debagovanje. Ako je koristimo adekvatno, ona postaje veoma sistematična I korisna. Za lepši ispis složenih tipova podataka možemo</text:p>
      <text:p text:style-name="P2">koristiti biblioteku pprint.</text:p>
      <text:p text:style-name="P2">Korisna je i biblioteka logging, <text:span text:style-name="T5">pogotovo ako radimo u nekim većim informacionim sistemima. Tu su nam</text:span>, izmedu ostalih, na raspolaganju klase:</text:p>
      <text:p text:style-name="P2">1. Logger</text:p>
      <text:p text:style-name="P2">2. LogRecord</text:p>
      <text:p text:style-name="P2">3. Handler</text:p>
      <text:p text:style-name="P2">4. Filter</text:p>
      <text:p text:style-name="P2">5. Formatte<text:span text:style-name="T5">r</text:span></text:p>
      <text:p text:style-name="P5">Loggger je interfejs koji nam omogucava ovaj <text:span text:style-name="T5">fleksibilan </text:span>pristup debagovanju. <text:span text:style-name="T5">On sadrzi atribute I metode za ispis koje se pozivaju nad njim, kao sto su error, warning, info, debug itd. Kada se svaka od tih metoda pozove, Logger interno pravi instancu LogRecord klase koja odgovara tom ispisu I cuva informacije o ispisu I nivou ispisa. Dalje, imamo hendlere koji se mogu dodati logger objektu I koji log zapise prosleđuju na odgovarajuće mesto na sistemu. Hendleri mogu da koriste I filtere I formatere. . Filterima mozemo recimo da vidimo samo log zapise nekog određenog logera. Formaterima se određuje format finalnog ispisa pre nego sto se prosledi nekom fajlu.</text:span></text:p>
      <text:p text:style-name="P5"/>
      <text:p text:style-name="P5"/>
      <text:p text:style-name="P5"/>
      <text:p text:style-name="P5"/>
      <text:p text:style-name="P6">Maja:</text:p>
      <text:p text:style-name="P6"><text:span text:style-name="T8">Pdb</text:span> predstavlja interaktivni program za otklanjanje gresaka(debager). Koristimo ga radi pracenja izvrsavanja programa korak po korak, pruzajuci nam pomoc pri resavanju bagova. Debagovanje programa mozemo pokrenuti iz:</text:p>
      <text:p text:style-name="P10">1.komandne linije</text:p>
      <text:p text:style-name="P10">2.iz samog programa</text:p>
      <text:p text:style-name="P6"><text:span text:style-name="T11">1. komandana linija:</text:span> Pokrecemo skript Pdb komandom <text:span text:style-name="T8">python -m pdb imeprograma.py arg1 arg2</text:span></text:p>
      <text:p text:style-name="P6"><text:span text:style-name="T11">2.iz programa:</text:span>Umećemo deo koda u program na mesto odakle želimo da započnemo proces debagovanja. Taj deo koda je <text:span text:style-name="T8">import pdb; pdb.set trace()</text:span></text:p>
      <text:p text:style-name="P6"><text:span text:style-name="T8">pdb.set trace()</text:span> postavlja debager za pozivajući stek okvir.</text:p>
      <text:p text:style-name="P6">Primer: Ovde imamo neki prost primer sa listama koji ce prijaviti gresku zbog deljenja nulom.</text:p>
      <text:p text:style-name="P6"/>
      <text:p text:style-name="P10">my_list = [1 ,9 ,13 ,3 ,12]</text:p>
      <text:p text:style-name="P10">new_list = list ( map ( lambda x : x *2 , my_list ) )</text:p>
      <text:p text:style-name="P10">def sub (a , b ) :</text:p>
      <text:p text:style-name="P10"><text:s text:c="3"/>print ( a )</text:p>
      <text:p text:style-name="P10"><text:s text:c="3"/>return a – b</text:p>
      <text:p text:style-name="P10">diff = sub (40 ,2)</text:p>
      <text:p text:style-name="P10">my_list_sum = sum ( my_list )</text:p>
      <text:p text:style-name="P10">experiment = sum ( new_list ) / sub ( diff , my_list_sum )</text:p>
      <text:p text:style-name="P10"/>
      <text:p text:style-name="P6">1. Ako sada pokrenemo program iz komandne linije na nacin o kom sam malopre govorila u konzoli ce biti ispisano:</text:p>
      <text:p text:style-name="P10">→prvi.py(1)&lt;module&gt;()</text:p>
      <text:p text:style-name="P10">→my_list=[1,9,13,3,12]</text:p>
      <text:p text:style-name="P10">(Pdb)</text:p>
      <text:p text:style-name="P6">Kako ovo tumacimo? </text:p>
      <text:p text:style-name="P6"><text:span text:style-name="T8">&gt;</text:span>zapocinje prvi red I govori u kojoj izvornoj datoteci se nalazimo, u zagradi se nalazi broj linije u kodu na kojoj se nalazimo a potom I ime funkcije. U slucaju da nismo upali u neku funkciju pisace &lt;module&gt;()</text:p>
      <text:p text:style-name="P6"><text:soft-page-break/><text:span text:style-name="T8">→</text:span><text:span text:style-name="T6">trenutna linija u kojoj je program pauziran. Ta linija jos uvek nije izvrsena. Zapravo debager prikazuje sledecu liniju koja ce biti izvrsena a to je upravo my_list.</text:span></text:p>
      <text:p text:style-name="P7">Komanda <text:span text:style-name="T8">n (next) </text:span>izvrsava sledecu liniju.</text:p>
      <text:p text:style-name="P7">Slicna komanda je komanda<text:span text:style-name="T8"> s (step)</text:span> koja takodje izvrsava narednu liniju ali ukoliko ona sadrzi poziv neke funkcije onda se vrsi skok na prvu liniju te funkcije. I <text:span text:style-name="T8">n</text:span> i <text:span text:style-name="T8">s </text:span>ce prekinuti izvrsavanje kada dodjemo do kraja trenutne funkcije I stampa se <text:span text:style-name="T8">–Return-- </text:span>zajedno sa povratnom vrednoscu na kraju sledeceg reda nakon <text:span text:style-name="T8">→.</text:span></text:p>
      <text:p text:style-name="P7"/>
      <text:p text:style-name="P7">&gt; prvi . py (1) &lt; module &gt;()</text:p>
      <text:p text:style-name="P7">-&gt; my_list = [1 ,9 ,13 ,3 ,12]</text:p>
      <text:p text:style-name="P7">( Pdb )<text:span text:style-name="T8"> n</text:span></text:p>
      <text:p text:style-name="P7">&gt; prvi . py (2) &lt; module &gt;()</text:p>
      <text:p text:style-name="P7">-&gt; new_list = list ( map ( lambda x : x *2 , my_list ) )</text:p>
      <text:p text:style-name="P7">( Pdb ) <text:span text:style-name="T8">n</text:span></text:p>
      <text:p text:style-name="P7">&gt; prvi . py (3) &lt; module &gt;()</text:p>
      <text:p text:style-name="P7">-&gt; def sub (a , b ) :</text:p>
      <text:p text:style-name="P7">( Pdb ) <text:span text:style-name="T8">n</text:span></text:p>
      <text:p text:style-name="P7">&gt; prvi . py (6) &lt; module &gt;()</text:p>
      <text:p text:style-name="P7">-&gt; diff = sub (40 ,2)</text:p>
      <text:p text:style-name="P7">( Pdb )<text:span text:style-name="T8"> s</text:span></text:p>
      <text:p text:style-name="P7">-- Call - -</text:p>
      <text:p text:style-name="P7">&gt; prvi . py (3) &lt; module &gt;()</text:p>
      <text:p text:style-name="P7">-&gt; def sub (a , b ) :</text:p>
      <text:p text:style-name="P7">( Pdb ) <text:span text:style-name="T8">n</text:span></text:p>
      <text:p text:style-name="P7">&gt; prvi . py (4) sub ()</text:p>
      <text:p text:style-name="P7">-&gt; print ( a )</text:p>
      <text:p text:style-name="P7">( Pdb )<text:span text:style-name="T8"> n</text:span></text:p>
      <text:p text:style-name="P7">40</text:p>
      <text:p text:style-name="P7">&gt; prvi . py (5) sub ()</text:p>
      <text:p text:style-name="P7">-&gt; return a - b</text:p>
      <text:p text:style-name="P7">( Pdb ) <text:span text:style-name="T8">n</text:span></text:p>
      <text:p text:style-name="P11">-- Return - -</text:p>
      <text:p text:style-name="P7">&gt; prvi . py (5) sub - &gt;<text:span text:style-name="T8">38</text:span></text:p>
      <text:p text:style-name="P7">-&gt; return a – b</text:p>
      <text:p text:style-name="P7"/>
      <text:p text:style-name="P7">Ukoliko unesemo jos <text:span text:style-name="T8">3</text:span> puta komandu <text:span text:style-name="T8">n </text:span><text:span text:style-name="T13">(</text:span><text:span text:style-name="T8"> </text:span><text:span text:style-name="T13">k</text:span>omanda <text:span text:style-name="T8">Enter </text:span>pamti poslednju unetu komandu) odnosno ukoliko prodjemo kroz naredne tri linije koda prijavice nam gresku <text:span text:style-name="T8">ZeroDivisionError</text:span> kao sto smo I ocekivali. Komandom <text:span text:style-name="T8">q</text:span> prekidamo debagovanje I izlazimo iz programa.</text:p>
      <text:p text:style-name="P8">Postoji veliki broj komandi koje mozemo koristiti, vise o njima mozete procitati u nasem seminarskom radu ali usled ogranicenosti sa vremenom da kazemo par reci I o pokretanju debagera iz samog programa. </text:p>
      <text:p text:style-name="P8"><text:span text:style-name="T7">Tacke prekida sluze da naglasimo gde je izvrsavanje zaustavljeno. Postavljamo ih tamo gde zelimo da istrazujemo I one nam mogu ustedeti puno vremena.</text:span></text:p>
      <text:p text:style-name="P9">Odlucujemo se da postavimo tacku prekida bas iznad linije <text:span text:style-name="T8">experiment </text:span>tako da ta linija bude sledeca na redu za izvrsavanje. Ako sada program pokrenemo sa <text:span text:style-name="T8">python prvi.py</text:span> upravo ce ta linija biti prva na redu za izvrsavanje.</text:p>
      <text:p text:style-name="P12">import pdb ; pdb . set_trace ()</text:p>
      <text:p text:style-name="P12">experiment = sum ( new_list ) / sub ( diff , my_list_sum )</text:p>
      <text:p text:style-name="P9">U slucaju da pokrenemo sa argumentima <text:span text:style-name="T8">-m pdb </text:span>izvrsavanje krece od prve linije. Biramo ovu opciju da bih vam pokazala jos jednu komandu. </text:p>
      <text:p text:style-name="P9">Komanda <text:span text:style-name="T8">c (continue)</text:span> nastavlja izvrsavanje dok se ne naidje na tacku prekida.</text:p>
      <text:p text:style-name="P9">&gt; prvi . py (1) &lt; module &gt;()</text:p>
      <text:p text:style-name="P9"><text:soft-page-break/>-&gt; my_list = [1 ,9 ,13 ,3 ,12]</text:p>
      <text:p text:style-name="P9">( Pdb )<text:span text:style-name="T8"> c</text:span></text:p>
      <text:p text:style-name="P9">40</text:p>
      <text:p text:style-name="P9">&gt; prvi . py (9) &lt; module &gt;()</text:p>
      <text:p text:style-name="P9">-&gt; experiment = sum ( new_list ) / sub ( diff , my_list_sum )</text:p>
      <text:p text:style-name="P9">( Pdb ) <text:span text:style-name="T8">n</text:span></text:p>
      <text:p text:style-name="P9">38</text:p>
      <text:p text:style-name="P9">Z e r o D i v i s i o n E r r o r : division by zero</text:p>
      <text:p text:style-name="P9">Tacke prekida mozemo postavljati I komandom <text:span text:style-name="T8">b (break)</text:span>. Mozemo postavljati vise tacaka prekida. Navodi se broj linije ili ime funkcije u kojoj je izvrsavanje zaustavljeno. U nasem primeru bi to bilo</text:p>
      <text:p text:style-name="P9"><text:span text:style-name="T8">(Pdb) b 9 <text:s text:c="3"/></text:span>(jer je linija koju istrazujemo deveta u kodu).</text:p>
      <text:p text:style-name="P9">Komanda <text:span text:style-name="T8">cl(ear) &lt;number&gt;</text:span> uklanja tacku prekida obelezenu broj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1:16:48.110640769</meta:creation-date>
    <dc:date>2020-04-28T21:18:19.275425085</dc:date>
    <meta:editing-duration>PT24M30S</meta:editing-duration>
    <meta:editing-cycles>7</meta:editing-cycles>
    <meta:generator>LibreOffice/6.0.7.3$Linux_X86_64 LibreOffice_project/00m0$Build-3</meta:generator>
    <meta:document-statistic meta:table-count="0" meta:image-count="0" meta:object-count="0" meta:page-count="4" meta:paragraph-count="96" meta:word-count="1480" meta:character-count="8469" meta:non-whitespace-character-count="7066"/>
  </office:meta>
</office:document-meta>
</file>